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automatic-styles>
    <style:style style:name="co7" style:family="table-column">
      <style:table-column-properties fo:break-before="auto" style:column-width="0.4508in"/>
    </style:style>
    <style:style style:name="co8" style:family="table-column">
      <style:table-column-properties fo:break-before="auto" style:column-width="0.448in"/>
    </style:style>
    <style:style style:name="co9" style:family="table-column">
      <style:table-column-properties fo:break-before="auto" style:column-width="0.4591in"/>
    </style:style>
    <style:style style:name="co10" style:family="table-column">
      <style:table-column-properties fo:break-before="auto" style:column-width="0.4535in"/>
    </style:style>
    <style:style style:name="co11" style:family="table-column">
      <style:table-column-properties fo:break-before="auto" style:column-width="0.4425in"/>
    </style:style>
    <style:style style:name="co12" style:family="table-column">
      <style:table-column-properties fo:break-before="auto" style:column-width="0.4563in"/>
    </style:style>
    <style:style style:name="co13" style:family="table-column">
      <style:table-column-properties fo:break-before="auto" style:column-width="0.3516in"/>
    </style:style>
    <style:style style:name="co14" style:family="table-column">
      <style:table-column-properties fo:break-before="auto" style:column-width="0.4618in"/>
    </style:style>
    <style:style style:name="co15" style:family="table-column">
      <style:table-column-properties fo:break-before="auto" style:column-width="0.4646in"/>
    </style:style>
    <style:style style:name="co16" style:family="table-column">
      <style:table-column-properties fo:break-before="auto" style:column-width="0.4453in"/>
    </style:style>
    <style:style style:name="co2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4311in"/>
    </style:style>
    <style:style style:name="co19" style:family="table-column">
      <style:table-column-properties fo:break-before="auto" style:column-width="1.2055in"/>
    </style:style>
    <style:style style:name="co20" style:family="table-column">
      <style:table-column-properties fo:break-before="auto" style:column-width="0.6008in"/>
    </style:style>
    <style:style style:name="co21" style:family="table-column">
      <style:table-column-properties fo:break-before="auto" style:column-width="0.5882in"/>
    </style:style>
    <style:style style:name="co22" style:family="table-column">
      <style:table-column-properties fo:break-before="auto" style:column-width="1.2063in"/>
    </style:style>
    <style:style style:name="co23" style:family="table-column">
      <style:table-column-properties fo:break-before="auto" style:column-width="1.2437in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ro5" style:family="table-row">
      <style:table-row-properties style:row-height="0.178in" fo:break-before="auto" style:use-optimal-row-height="false"/>
    </style:style>
    <style:style style:name="ro6" style:family="table-row">
      <style:table-row-properties style:row-height="0.3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none" fo:border-left="0.74pt solid #000000" fo:border-right="none" fo:border-top="none"/>
      <style:text-properties fo:font-weight="normal" style:font-weight-asian="normal" style:font-weight-complex="normal"/>
    </style:style>
    <style:style style:name="ce13" style:family="table-cell" style:parent-style-name="Default">
      <style:text-properties fo:font-weight="normal" style:font-weight-asian="normal" style:font-weight-complex="normal"/>
    </style:style>
    <style:style style:name="T1" style:family="text">
      <style:text-properties style:font-name="Liberation Sans1" style:font-name-asian="Liberation Sans1" style:font-name-complex="Liberation Sans1"/>
    </style:style>
    <style:style style:name="T2" style:family="text">
      <style:text-properties style:font-name="Liberation Sans1" style:font-name-asian="Liberation Sans1" style:font-name-complex="Liberation Sans1"/>
    </style:style>
  </office:automatic-styles>
  <office:body>
    <office:spreadsheet>
      <table:calculation-settings table:automatic-find-labels="false" table:use-regular-expressions="false" table:use-wildcards="true"/>
      <table:table table:name="iterasi_sederhana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19" table:default-cell-style-name="Default"/>
        <table:table-column table:style-name="co20" table:default-cell-style-name="ce10"/>
        <table:table-column table:style-name="co21" table:default-cell-style-name="Default"/>
        <table:table-column table:style-name="co22" table:default-cell-style-name="Default"/>
        <table:table-row table:style-name="ro5">
          <table:table-cell/>
          <table:table-cell table:style-name="ce1" office:value-type="string" calcext:value-type="string">
            <text:p>x_lama = </text:p>
          </table:table-cell>
          <table:table-cell table:style-name="ce2" office:value-type="float" office:value="0.5" calcext:value-type="float">
            <text:p>0.5</text:p>
          </table:table-cell>
          <table:table-cell table:style-name="ce2"/>
          <table:table-cell table:number-columns-repeated="3"/>
        </table:table-row>
        <table:table-row table:style-name="ro6">
          <table:table-cell office:value-type="string" calcext:value-type="string">
            <text:p>iterasi</text:p>
          </table:table-cell>
          <table:table-cell office:value-type="string" calcext:value-type="string">
            <text:p>x_lama</text:p>
            <text:p>(pers.1)</text:p>
          </table:table-cell>
          <table:table-cell office:value-type="string" calcext:value-type="string">
            <text:p>x_baru</text:p>
            <text:p>(pers.1)</text:p>
          </table:table-cell>
          <table:table-cell office:value-type="string" calcext:value-type="string">
            <text:p>|x_baru – x_lama|</text:p>
            <text:p>(pers.2)</text:p>
          </table:table-cell>
          <table:table-cell office:value-type="string" calcext:value-type="string">
            <text:p>x_lama</text:p>
            <text:p>(pers.2)</text:p>
          </table:table-cell>
          <table:table-cell office:value-type="string" calcext:value-type="string">
            <text:p>x_baru</text:p>
            <text:p>(pers.2)</text:p>
          </table:table-cell>
          <table:table-cell office:value-type="string" calcext:value-type="string">
            <text:p>|x_baru – x_lama|</text:p>
            <text:p>(pers.2)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C1]" office:value-type="float" office:value="0.5" calcext:value-type="float">
            <text:p>0.5</text:p>
          </table:table-cell>
          <table:table-cell table:formula="of:=-[.B3]^2+6" office:value-type="float" office:value="6.25" calcext:value-type="float">
            <text:p>6.25</text:p>
          </table:table-cell>
          <table:table-cell table:formula="of:=ABS([.B3]-[.C3])" office:value-type="float" office:value="5.75" calcext:value-type="float">
            <text:p>5.75</text:p>
          </table:table-cell>
          <table:table-cell table:formula="of:=[.C1]" office:value-type="float" office:value="0.5" calcext:value-type="float">
            <text:p>0.5</text:p>
          </table:table-cell>
          <table:table-cell table:formula="of:=SQRT(-[.E3]+6)" office:value-type="float" office:value="2.34520787991172" calcext:value-type="float">
            <text:p>2.34520787991172</text:p>
          </table:table-cell>
          <table:table-cell table:formula="of:=ABS([.E3]-[.F3])" office:value-type="float" office:value="1.84520787991171" calcext:value-type="float">
            <text:p>1.8452078799117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C3]" office:value-type="float" office:value="6.25" calcext:value-type="float">
            <text:p>6.25</text:p>
          </table:table-cell>
          <table:table-cell table:formula="of:=-[.B4]^2+6" office:value-type="float" office:value="45.0625" calcext:value-type="float">
            <text:p>45.0625</text:p>
          </table:table-cell>
          <table:table-cell table:formula="of:=ABS([.B4]-[.C4])" office:value-type="float" office:value="38.8125" calcext:value-type="float">
            <text:p>38.8125</text:p>
          </table:table-cell>
          <table:table-cell table:formula="of:=[.F3]" office:value-type="float" office:value="2.34520787991172" calcext:value-type="float">
            <text:p>2.34520787991172</text:p>
          </table:table-cell>
          <table:table-cell table:formula="of:=SQRT(-[.E4]+6)" office:value-type="float" office:value="1.91175106122327" calcext:value-type="float">
            <text:p>1.91175106122327</text:p>
          </table:table-cell>
          <table:table-cell table:formula="of:=ABS([.E4]-[.F4])" office:value-type="float" office:value="0.433456818688448" calcext:value-type="float">
            <text:p>0.433456818688448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C4]" office:value-type="float" office:value="45.0625" calcext:value-type="float">
            <text:p>45.0625</text:p>
          </table:table-cell>
          <table:table-cell table:formula="of:=-[.B5]^2+6" office:value-type="float" office:value="2036.62890625" calcext:value-type="float">
            <text:p>2036.62890625</text:p>
          </table:table-cell>
          <table:table-cell table:formula="of:=ABS([.B5]-[.C5])" office:value-type="float" office:value="1991.56640625" calcext:value-type="float">
            <text:p>1991.56640625</text:p>
          </table:table-cell>
          <table:table-cell table:formula="of:=[.F4]" office:value-type="float" office:value="1.91175106122327" calcext:value-type="float">
            <text:p>1.91175106122327</text:p>
          </table:table-cell>
          <table:table-cell table:formula="of:=SQRT(-[.E5]+6)" office:value-type="float" office:value="2.02194187324382" calcext:value-type="float">
            <text:p>2.02194187324382</text:p>
          </table:table-cell>
          <table:table-cell table:formula="of:=ABS([.E5]-[.F5])" office:value-type="float" office:value="0.110190812020555" calcext:value-type="float">
            <text:p>0.11019081202055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C5]" office:value-type="float" office:value="2036.62890625" calcext:value-type="float">
            <text:p>2036.62890625</text:p>
          </table:table-cell>
          <table:table-cell table:formula="of:=-[.B6]^2+6" office:value-type="float" office:value="4147863.30177307" calcext:value-type="float">
            <text:p>4147863.30177307</text:p>
          </table:table-cell>
          <table:table-cell table:formula="of:=ABS([.B6]-[.C6])" office:value-type="float" office:value="4145826.67286682" calcext:value-type="float">
            <text:p>4145826.67286682</text:p>
          </table:table-cell>
          <table:table-cell table:formula="of:=[.F5]" office:value-type="float" office:value="2.02194187324382" calcext:value-type="float">
            <text:p>2.02194187324382</text:p>
          </table:table-cell>
          <table:table-cell table:formula="of:=SQRT(-[.E6]+6)" office:value-type="float" office:value="1.99450698839492" calcext:value-type="float">
            <text:p>1.99450698839492</text:p>
          </table:table-cell>
          <table:table-cell table:formula="of:=ABS([.E6]-[.F6])" office:value-type="float" office:value="0.0274348848489006" calcext:value-type="float">
            <text:p>0.0274348848489006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8" table:formula="of:=[.C6]" office:value-type="float" office:value="4147863.30177307" calcext:value-type="float">
            <text:p>4147863.30177307</text:p>
          </table:table-cell>
          <table:table-cell table:style-name="ce8" table:formula="of:=-[.B7]^2+6" office:value-type="float" office:value="17204769970201.8" calcext:value-type="float">
            <text:p>17204769970201.8</text:p>
          </table:table-cell>
          <table:table-cell table:formula="of:=ABS([.B7]-[.C7])" office:value-type="float" office:value="17204765822338.5" calcext:value-type="float">
            <text:p>17204765822338.5</text:p>
          </table:table-cell>
          <table:table-cell table:style-name="ce11" table:formula="of:=[.F6]" office:value-type="float" office:value="1.99450698839492" calcext:value-type="float">
            <text:p>1.99450698839492</text:p>
          </table:table-cell>
          <table:table-cell table:style-name="ce8" table:formula="of:=SQRT(-[.E7]+6)" office:value-type="float" office:value="2.00137278176882" calcext:value-type="float">
            <text:p>2.00137278176882</text:p>
          </table:table-cell>
          <table:table-cell table:formula="of:=ABS([.E7]-[.F7])" office:value-type="float" office:value="0.00686579337390225" calcext:value-type="float">
            <text:p>0.006865793373902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C7]" office:value-type="float" office:value="17204769970201.8" calcext:value-type="float">
            <text:p>17204769970201.8</text:p>
          </table:table-cell>
          <table:table-cell table:formula="of:=-[.B8]^2+6" office:value-type="float" office:value="2.96004109727558E+026" calcext:value-type="float">
            <text:p>2.96004109727558E+026</text:p>
          </table:table-cell>
          <table:table-cell table:formula="of:=ABS([.B8]-[.C8])" office:value-type="float" office:value="2.96004109727541E+026" calcext:value-type="float">
            <text:p>2.96004109727541E+026</text:p>
          </table:table-cell>
          <table:table-cell table:formula="of:=[.F7]" office:value-type="float" office:value="2.00137278176882" calcext:value-type="float">
            <text:p>2.00137278176882</text:p>
          </table:table-cell>
          <table:table-cell table:formula="of:=SQRT(-[.E8]+6)" office:value-type="float" office:value="1.99965677510696" calcext:value-type="float">
            <text:p>1.99965677510696</text:p>
          </table:table-cell>
          <table:table-cell table:formula="of:=ABS([.E8]-[.F8])" office:value-type="float" office:value="0.00171600666186111" calcext:value-type="float">
            <text:p>0.00171600666186111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C8]" office:value-type="float" office:value="2.96004109727558E+026" calcext:value-type="float">
            <text:p>2.96004109727558E+026</text:p>
          </table:table-cell>
          <table:table-cell table:formula="of:=-[.B9]^2+6" office:value-type="float" office:value="8.76184329756041E+052" calcext:value-type="float">
            <text:p>8.76184329756041E+052</text:p>
          </table:table-cell>
          <table:table-cell table:formula="of:=ABS([.B9]-[.C9])" office:value-type="float" office:value="8.76184329756041E+052" calcext:value-type="float">
            <text:p>8.76184329756041E+052</text:p>
          </table:table-cell>
          <table:table-cell table:style-name="ce12" table:formula="of:=[.F8]" office:value-type="float" office:value="1.99965677510696" calcext:value-type="float">
            <text:p>1.99965677510696</text:p>
          </table:table-cell>
          <table:table-cell table:style-name="ce13" table:formula="of:=SQRT(-[.E9]+6)" office:value-type="float" office:value="2.00008580438266" calcext:value-type="float">
            <text:p>2.00008580438266</text:p>
          </table:table-cell>
          <table:table-cell table:formula="of:=ABS([.E9]-[.F9])" office:value-type="float" office:value="0.000429029275698989" calcext:value-type="float">
            <text:p>0.000429029275698989</text:p>
          </table:table-cell>
        </table:table-row>
        <table:table-row table:style-name="ro3">
          <table:table-cell table:number-columns-repeated="7"/>
        </table:table-row>
        <table:table-row table:style-name="ro4">
          <table:table-cell/>
          <table:table-cell office:value-type="string" calcext:value-type="string">
            <text:p>salah satu akarnya di iterasi ke-7 <text:span text:style-name="T2">≈</text:span> 2.00011</text:p>
          </table:table-cell>
          <table:table-cell table:number-columns-repeated="5"/>
        </table:table-row>
        <table:table-row table:style-name="ro3">
          <table:table-cell table:number-columns-repeated="7"/>
        </table:table-row>
      </table:table>
      <table:table table:name="newton_raphson" table:style-name="ta1">
        <table:table-column table:style-name="co18" table:default-cell-style-name="Default"/>
        <table:table-column table:style-name="co2" table:number-columns-repeated="2" table:default-cell-style-name="Default"/>
        <table:table-column table:style-name="co23" table:default-cell-style-name="Default"/>
        <table:table-row table:style-name="ro3">
          <table:table-cell office:value-type="string" calcext:value-type="string">
            <text:p>iterasi</text:p>
          </table:table-cell>
          <table:table-cell office:value-type="string" calcext:value-type="string">
            <text:p>x_lama</text:p>
          </table:table-cell>
          <table:table-cell office:value-type="string" calcext:value-type="string">
            <text:p>x_baru</text:p>
          </table:table-cell>
          <table:table-cell office:value-type="string" calcext:value-type="string">
            <text:p>|x_baru – x_lama|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B2]-([.B2]^2+[.B2]-6)/(2*[.B2]+1)" office:value-type="float" office:value="6" calcext:value-type="float">
            <text:p>6</text:p>
          </table:table-cell>
          <table:table-cell table:formula="of:=ABS([.C2]-[.B2])" office:value-type="float" office:value="6" calcext:value-type="float">
            <text:p>6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C2]" office:value-type="float" office:value="6" calcext:value-type="float">
            <text:p>6</text:p>
          </table:table-cell>
          <table:table-cell table:formula="of:=[.B3]-([.B3]^2+[.B3]-6)/(2*[.B3]+1)" office:value-type="float" office:value="3.23076923076923" calcext:value-type="float">
            <text:p>3.23076923076923</text:p>
          </table:table-cell>
          <table:table-cell table:formula="of:=ABS([.C3]-[.B3])" office:value-type="float" office:value="2.76923076923077" calcext:value-type="float">
            <text:p>2.76923076923077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C3]" office:value-type="float" office:value="3.23076923076923" calcext:value-type="float">
            <text:p>3.23076923076923</text:p>
          </table:table-cell>
          <table:table-cell table:formula="of:=[.B4]-([.B4]^2+[.B4]-6)/(2*[.B4]+1)" office:value-type="float" office:value="2.203013481364" calcext:value-type="float">
            <text:p>2.203013481364</text:p>
          </table:table-cell>
          <table:table-cell table:formula="of:=ABS([.C4]-[.B4])" office:value-type="float" office:value="1.02775574940523" calcext:value-type="float">
            <text:p>1.02775574940523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C4]" office:value-type="float" office:value="2.203013481364" calcext:value-type="float">
            <text:p>2.203013481364</text:p>
          </table:table-cell>
          <table:table-cell table:formula="of:=[.B5]-([.B5]^2+[.B5]-6)/(2*[.B5]+1)" office:value-type="float" office:value="2.00762380097245" calcext:value-type="float">
            <text:p>2.00762380097245</text:p>
          </table:table-cell>
          <table:table-cell table:formula="of:=ABS([.C5]-[.B5])" office:value-type="float" office:value="0.195389680391548" calcext:value-type="float">
            <text:p>0.195389680391548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C5]" office:value-type="float" office:value="2.00762380097245" calcext:value-type="float">
            <text:p>2.00762380097245</text:p>
          </table:table-cell>
          <table:table-cell table:formula="of:=[.B6]-([.B6]^2+[.B6]-6)/(2*[.B6]+1)" office:value-type="float" office:value="2.00001158912697" calcext:value-type="float">
            <text:p>2.00001158912697</text:p>
          </table:table-cell>
          <table:table-cell table:formula="of:=ABS([.C6]-[.B6])" office:value-type="float" office:value="0.00761221184547445" calcext:value-type="float">
            <text:p>0.0076122118454744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C6]" office:value-type="float" office:value="2.00001158912697" calcext:value-type="float">
            <text:p>2.00001158912697</text:p>
          </table:table-cell>
          <table:table-cell table:formula="of:=[.B7]-([.B7]^2+[.B7]-6)/(2*[.B7]+1)" office:value-type="float" office:value="2.00000000002686" calcext:value-type="float">
            <text:p>2.00000000002686</text:p>
          </table:table-cell>
          <table:table-cell table:formula="of:=ABS([.C7]-[.B7])" office:value-type="float" office:value="0.0000115891001128965" calcext:value-type="float">
            <text:p>1.15891001128965E-0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C7]" office:value-type="float" office:value="2.00000000002686" calcext:value-type="float">
            <text:p>2.00000000002686</text:p>
          </table:table-cell>
          <table:table-cell table:formula="of:=[.B8]-([.B8]^2+[.B8]-6)/(2*[.B8]+1)" office:value-type="float" office:value="2" calcext:value-type="float">
            <text:p>2</text:p>
          </table:table-cell>
          <table:table-cell table:formula="of:=ABS([.C8]-[.B8])" office:value-type="float" office:value="0.0000000000268616240362007" calcext:value-type="float">
            <text:p>2.68616240362007E-11</text:p>
          </table:table-cell>
        </table:table-row>
        <table:table-row table:style-name="ro3"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salah satu akarnya di iterasi ke-7 <text:span text:style-name="T2">≈</text:span> 2</text:p>
          </table:table-cell>
          <table:table-cell/>
        </table:table-row>
      </table:table>
      <table:table table:name="bagi_dua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ce8"/>
        <table:table-column table:style-name="co8" table:default-cell-style-name="Default"/>
        <table:table-column table:style-name="co9" table:default-cell-style-name="ce13"/>
        <table:table-column table:style-name="co10" table:default-cell-style-name="ce8"/>
        <table:table-column table:style-name="co10" table:default-cell-style-name="Default"/>
        <table:table-row table:style-name="ro3">
          <table:table-cell office:value-type="string" calcext:value-type="string">
            <text:p>iterasi</text:p>
          </table:table-cell>
          <table:table-cell office:value-type="string" calcext:value-type="string">
            <text:p>x1</text:p>
          </table:table-cell>
          <table:table-cell table:style-name="Default" office:value-type="string" calcext:value-type="string">
            <text:p>xh</text:p>
          </table:table-cell>
          <table:table-cell office:value-type="string" calcext:value-type="string">
            <text:p>x2</text:p>
          </table:table-cell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h</text:p>
          </table:table-cell>
          <table:table-cell office:value-type="string" calcext:value-type="string">
            <text:p>y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formula="of:=([.B2]+[.D2])/2"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style-name="ce8" table:formula="of:=[.B2]^2+[.B2]-6" office:value-type="float" office:value="-6" calcext:value-type="float">
            <text:p>-6</text:p>
          </table:table-cell>
          <table:table-cell table:formula="of:=[.C2]^2+[.C2]-6" office:value-type="float" office:value="2.75" calcext:value-type="float">
            <text:p>2.75</text:p>
          </table:table-cell>
          <table:table-cell table:formula="of:=[.D2]^2+[.D2]-6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B2]" office:value-type="float" office:value="0" calcext:value-type="float">
            <text:p>0</text:p>
          </table:table-cell>
          <table:table-cell table:formula="of:=([.B3]+[.D3])/2" office:value-type="float" office:value="1.25" calcext:value-type="float">
            <text:p>1.25</text:p>
          </table:table-cell>
          <table:table-cell table:style-name="ce8" table:formula="of:=[.C2]" office:value-type="float" office:value="2.5" calcext:value-type="float">
            <text:p>2.5</text:p>
          </table:table-cell>
          <table:table-cell table:formula="of:=[.B3]^2+[.B3]-6" office:value-type="float" office:value="-6" calcext:value-type="float">
            <text:p>-6</text:p>
          </table:table-cell>
          <table:table-cell table:formula="of:=[.C3]^2+[.C3]-6" office:value-type="float" office:value="-3.1875" calcext:value-type="float">
            <text:p>-3.1875</text:p>
          </table:table-cell>
          <table:table-cell table:style-name="ce8" table:formula="of:=[.D3]^2+[.D3]-6" office:value-type="float" office:value="2.75" calcext:value-type="float">
            <text:p>2.7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C3]" office:value-type="float" office:value="1.25" calcext:value-type="float">
            <text:p>1.25</text:p>
          </table:table-cell>
          <table:table-cell table:formula="of:=([.B4]+[.D4])/2" office:value-type="float" office:value="1.875" calcext:value-type="float">
            <text:p>1.875</text:p>
          </table:table-cell>
          <table:table-cell table:style-name="ce8" table:formula="of:=[.D3]" office:value-type="float" office:value="2.5" calcext:value-type="float">
            <text:p>2.5</text:p>
          </table:table-cell>
          <table:table-cell table:formula="of:=[.B4]^2+[.B4]-6" office:value-type="float" office:value="-3.1875" calcext:value-type="float">
            <text:p>-3.1875</text:p>
          </table:table-cell>
          <table:table-cell table:formula="of:=[.C4]^2+[.C4]-6" office:value-type="float" office:value="-0.609375" calcext:value-type="float">
            <text:p>-0.609375</text:p>
          </table:table-cell>
          <table:table-cell table:style-name="ce8" table:formula="of:=[.D4]^2+[.D4]-6" office:value-type="float" office:value="2.75" calcext:value-type="float">
            <text:p>2.75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C4]" office:value-type="float" office:value="1.875" calcext:value-type="float">
            <text:p>1.875</text:p>
          </table:table-cell>
          <table:table-cell table:style-name="ce13" table:formula="of:=([.B5]+[.D5])/2" office:value-type="float" office:value="2.1875" calcext:value-type="float">
            <text:p>2.1875</text:p>
          </table:table-cell>
          <table:table-cell table:formula="of:=[.D4]" office:value-type="float" office:value="2.5" calcext:value-type="float">
            <text:p>2.5</text:p>
          </table:table-cell>
          <table:table-cell table:style-name="ce8" table:formula="of:=[.B5]^2+[.B5]-6" office:value-type="float" office:value="-0.609375" calcext:value-type="float">
            <text:p>-0.609375</text:p>
          </table:table-cell>
          <table:table-cell table:formula="of:=[.C5]^2+[.C5]-6" office:value-type="float" office:value="0.97265625" calcext:value-type="float">
            <text:p>0.97265625</text:p>
          </table:table-cell>
          <table:table-cell table:style-name="ce13" table:formula="of:=[.D5]^2+[.D5]-6" office:value-type="float" office:value="2.75" calcext:value-type="float">
            <text:p>2.75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B5]" office:value-type="float" office:value="1.875" calcext:value-type="float">
            <text:p>1.875</text:p>
          </table:table-cell>
          <table:table-cell table:style-name="ce13" table:formula="of:=([.B6]+[.D6])/2" office:value-type="float" office:value="2.03125" calcext:value-type="float">
            <text:p>2.03125</text:p>
          </table:table-cell>
          <table:table-cell table:formula="of:=[.C5]" office:value-type="float" office:value="2.1875" calcext:value-type="float">
            <text:p>2.1875</text:p>
          </table:table-cell>
          <table:table-cell table:style-name="ce8" table:formula="of:=[.B6]^2+[.B6]-6" office:value-type="float" office:value="-0.609375" calcext:value-type="float">
            <text:p>-0.609375</text:p>
          </table:table-cell>
          <table:table-cell table:formula="of:=[.C6]^2+[.C6]-6" office:value-type="float" office:value="0.1572265625" calcext:value-type="float">
            <text:p>0.1572265625</text:p>
          </table:table-cell>
          <table:table-cell table:style-name="ce13" table:formula="of:=[.D6]^2+[.D6]-6" office:value-type="float" office:value="0.97265625" calcext:value-type="float">
            <text:p>0.97265625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B6]" office:value-type="float" office:value="1.875" calcext:value-type="float">
            <text:p>1.875</text:p>
          </table:table-cell>
          <table:table-cell table:style-name="ce13" table:formula="of:=([.B7]+[.D7])/2" office:value-type="float" office:value="1.953125" calcext:value-type="float">
            <text:p>1.953125</text:p>
          </table:table-cell>
          <table:table-cell table:formula="of:=[.C6]" office:value-type="float" office:value="2.03125" calcext:value-type="float">
            <text:p>2.03125</text:p>
          </table:table-cell>
          <table:table-cell table:formula="of:=[.B7]^2+[.B7]-6" office:value-type="float" office:value="-0.609375" calcext:value-type="float">
            <text:p>-0.609375</text:p>
          </table:table-cell>
          <table:table-cell table:formula="of:=[.C7]^2+[.C7]-6" office:value-type="float" office:value="-0.232177734375" calcext:value-type="float">
            <text:p>-0.232177734375</text:p>
          </table:table-cell>
          <table:table-cell table:style-name="ce8" table:formula="of:=[.D7]^2+[.D7]-6" office:value-type="float" office:value="0.1572265625" calcext:value-type="float">
            <text:p>0.1572265625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C7]" office:value-type="float" office:value="1.953125" calcext:value-type="float">
            <text:p>1.953125</text:p>
          </table:table-cell>
          <table:table-cell table:formula="of:=([.B8]+[.D8])/2" office:value-type="float" office:value="1.9921875" calcext:value-type="float">
            <text:p>1.9921875</text:p>
          </table:table-cell>
          <table:table-cell table:formula="of:=[.D7]" office:value-type="float" office:value="2.03125" calcext:value-type="float">
            <text:p>2.03125</text:p>
          </table:table-cell>
          <table:table-cell table:formula="of:=[.B8]^2+[.B8]-6" office:value-type="float" office:value="-0.232177734375" calcext:value-type="float">
            <text:p>-0.232177734375</text:p>
          </table:table-cell>
          <table:table-cell table:formula="of:=[.C8]^2+[.C8]-6" office:value-type="float" office:value="-0.03900146484375" calcext:value-type="float">
            <text:p>-0.03900146484375</text:p>
          </table:table-cell>
          <table:table-cell table:style-name="ce8" table:formula="of:=[.D8]^2+[.D8]-6" office:value-type="float" office:value="0.1572265625" calcext:value-type="float">
            <text:p>0.1572265625</text:p>
          </table:table-cell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 table:number-columns-repeated="2"/>
          <table:table-cell/>
        </table:table-row>
        <table:table-row table:style-name="ro4">
          <table:table-cell table:number-columns-repeated="2"/>
          <table:table-cell table:style-name="Default" office:value-type="string" calcext:value-type="string">
            <text:p>salah satu akarnya di iterasi ke-7 <text:span text:style-name="T2">≈</text:span> 1.992</text:p>
          </table:table-cell>
          <table:table-cell/>
          <table:table-cell table:style-name="Default" table:number-columns-repeated="2"/>
          <table:table-cell/>
        </table:table-row>
      </table:table>
      <table:table table:name="regula_falsi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ce8"/>
        <table:table-column table:style-name="co10" table:default-cell-style-name="ce8"/>
        <table:table-column table:style-name="co9" table:default-cell-style-name="ce13"/>
        <table:table-column table:style-name="co14" table:default-cell-style-name="ce13"/>
        <table:table-column table:style-name="co14" table:default-cell-style-name="Default"/>
        <table:table-row table:style-name="ro3">
          <table:table-cell office:value-type="string" calcext:value-type="string">
            <text:p>iterasi</text:p>
          </table:table-cell>
          <table:table-cell office:value-type="string" calcext:value-type="string">
            <text:p>x1</text:p>
          </table:table-cell>
          <table:table-cell table:style-name="Default" office:value-type="string" calcext:value-type="string">
            <text:p>xh</text:p>
          </table:table-cell>
          <table:table-cell table:style-name="Default" office:value-type="string" calcext:value-type="string">
            <text:p>x2</text:p>
          </table:table-cell>
          <table:table-cell table:style-name="Default" office:value-type="string" calcext:value-type="string">
            <text:p>y1</text:p>
          </table:table-cell>
          <table:table-cell table:style-name="Default" office:value-type="string" calcext:value-type="string">
            <text:p>yh</text:p>
          </table:table-cell>
          <table:table-cell office:value-type="string" calcext:value-type="string">
            <text:p>y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formula="of:=[.D2]-([.D2]-[.B2])/([.G2]-[.E2])*[.G2]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B2]^2+[.B2]-6" office:value-type="float" office:value="-6" calcext:value-type="float">
            <text:p>-6</text:p>
          </table:table-cell>
          <table:table-cell table:formula="of:=[.C2]^2+[.C2]-6" office:value-type="float" office:value="-4" calcext:value-type="float">
            <text:p>-4</text:p>
          </table:table-cell>
          <table:table-cell table:formula="of:=[.D2]^2+[.D2]-6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C2]" office:value-type="float" office:value="1" calcext:value-type="float">
            <text:p>1</text:p>
          </table:table-cell>
          <table:table-cell table:formula="of:=[.D3]-([.D3]-[.B3])/([.G3]-[.E3])*[.G3]" office:value-type="float" office:value="1.57142857142857" calcext:value-type="float">
            <text:p>1.57142857142857</text:p>
          </table:table-cell>
          <table:table-cell table:formula="of:=[.D2]" office:value-type="float" office:value="5" calcext:value-type="float">
            <text:p>5</text:p>
          </table:table-cell>
          <table:table-cell table:formula="of:=[.B3]^2+[.B3]-6" office:value-type="float" office:value="-4" calcext:value-type="float">
            <text:p>-4</text:p>
          </table:table-cell>
          <table:table-cell table:formula="of:=[.C3]^2+[.C3]-6" office:value-type="float" office:value="-1.95918367346939" calcext:value-type="float">
            <text:p>-1.95918367346939</text:p>
          </table:table-cell>
          <table:table-cell table:formula="of:=[.D3]^2+[.D3]-6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C3]" office:value-type="float" office:value="1.57142857142857" calcext:value-type="float">
            <text:p>1.57142857142857</text:p>
          </table:table-cell>
          <table:table-cell table:formula="of:=[.D4]-([.D4]-[.B4])/([.G4]-[.E4])*[.G4]" office:value-type="float" office:value="1.83018867924528" calcext:value-type="float">
            <text:p>1.83018867924528</text:p>
          </table:table-cell>
          <table:table-cell table:formula="of:=[.D3]" office:value-type="float" office:value="5" calcext:value-type="float">
            <text:p>5</text:p>
          </table:table-cell>
          <table:table-cell table:formula="of:=[.B4]^2+[.B4]-6" office:value-type="float" office:value="-1.95918367346939" calcext:value-type="float">
            <text:p>-1.95918367346939</text:p>
          </table:table-cell>
          <table:table-cell table:formula="of:=[.C4]^2+[.C4]-6" office:value-type="float" office:value="-0.820220719117124" calcext:value-type="float">
            <text:p>-0.820220719117124</text:p>
          </table:table-cell>
          <table:table-cell table:formula="of:=[.D4]^2+[.D4]-6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C4]" office:value-type="float" office:value="1.83018867924528" calcext:value-type="float">
            <text:p>1.83018867924528</text:p>
          </table:table-cell>
          <table:table-cell table:formula="of:=[.D5]-([.D5]-[.B5])/([.G5]-[.E5])*[.G5]" office:value-type="float" office:value="1.93493975903614" calcext:value-type="float">
            <text:p>1.93493975903614</text:p>
          </table:table-cell>
          <table:table-cell table:formula="of:=[.D4]" office:value-type="float" office:value="5" calcext:value-type="float">
            <text:p>5</text:p>
          </table:table-cell>
          <table:table-cell table:formula="of:=[.B5]^2+[.B5]-6" office:value-type="float" office:value="-0.820220719117124" calcext:value-type="float">
            <text:p>-0.820220719117124</text:p>
          </table:table-cell>
          <table:table-cell table:formula="of:=[.C5]^2+[.C5]-6" office:value-type="float" office:value="-0.321068369865002" calcext:value-type="float">
            <text:p>-0.321068369865002</text:p>
          </table:table-cell>
          <table:table-cell table:formula="of:=[.D5]^2+[.D5]-6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C5]" office:value-type="float" office:value="1.93493975903614" calcext:value-type="float">
            <text:p>1.93493975903614</text:p>
          </table:table-cell>
          <table:table-cell table:formula="of:=[.D6]-([.D6]-[.B6])/([.G6]-[.E6])*[.G6]" office:value-type="float" office:value="1.9754023686608" calcext:value-type="float">
            <text:p>1.9754023686608</text:p>
          </table:table-cell>
          <table:table-cell table:formula="of:=[.D5]" office:value-type="float" office:value="5" calcext:value-type="float">
            <text:p>5</text:p>
          </table:table-cell>
          <table:table-cell table:formula="of:=[.B6]^2+[.B6]-6" office:value-type="float" office:value="-0.321068369865002" calcext:value-type="float">
            <text:p>-0.321068369865002</text:p>
          </table:table-cell>
          <table:table-cell table:formula="of:=[.C6]^2+[.C6]-6" office:value-type="float" office:value="-0.122383113228523" calcext:value-type="float">
            <text:p>-0.122383113228523</text:p>
          </table:table-cell>
          <table:table-cell table:formula="of:=[.D6]^2+[.D6]-6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[.C6]" office:value-type="float" office:value="1.9754023686608" calcext:value-type="float">
            <text:p>1.9754023686608</text:p>
          </table:table-cell>
          <table:table-cell table:formula="of:=[.D7]-([.D7]-[.B7])/([.G7]-[.E7])*[.G7]" office:value-type="float" office:value="1.99074743936336" calcext:value-type="float">
            <text:p>1.99074743936336</text:p>
          </table:table-cell>
          <table:table-cell table:formula="of:=[.D6]" office:value-type="float" office:value="5" calcext:value-type="float">
            <text:p>5</text:p>
          </table:table-cell>
          <table:table-cell table:formula="of:=[.B7]^2+[.B7]-6" office:value-type="float" office:value="-0.122383113228523" calcext:value-type="float">
            <text:p>-0.122383113228523</text:p>
          </table:table-cell>
          <table:table-cell table:formula="of:=[.C7]^2+[.C7]-6" office:value-type="float" office:value="-0.0461771933048532" calcext:value-type="float">
            <text:p>-0.0461771933048532</text:p>
          </table:table-cell>
          <table:table-cell table:formula="of:=[.D7]^2+[.D7]-6" office:value-type="float" office:value="24" calcext:value-type="float">
            <text:p>24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C7]" office:value-type="float" office:value="1.99074743936336" calcext:value-type="float">
            <text:p>1.99074743936336</text:p>
          </table:table-cell>
          <table:table-cell table:formula="of:=[.D8]-([.D8]-[.B8])/([.G8]-[.E8])*[.G8]" office:value-type="float" office:value="1.99652627215157" calcext:value-type="float">
            <text:p>1.99652627215157</text:p>
          </table:table-cell>
          <table:table-cell table:style-name="Default" table:formula="of:=[.D7]" office:value-type="float" office:value="5" calcext:value-type="float">
            <text:p>5</text:p>
          </table:table-cell>
          <table:table-cell table:formula="of:=[.B8]^2+[.B8]-6" office:value-type="float" office:value="-0.0461771933048532" calcext:value-type="float">
            <text:p>-0.0461771933048532</text:p>
          </table:table-cell>
          <table:table-cell table:formula="of:=[.C8]^2+[.C8]-6" office:value-type="float" office:value="-0.0173565724570031" calcext:value-type="float">
            <text:p>-0.0173565724570031</text:p>
          </table:table-cell>
          <table:table-cell table:formula="of:=[.D8]^2+[.D8]-6" office:value-type="float" office:value="24" calcext:value-type="float">
            <text:p>24</text:p>
          </table:table-cell>
        </table:table-row>
        <table:table-row table:style-name="ro3">
          <table:table-cell table:number-columns-repeated="2"/>
          <table:table-cell table:style-name="Default" table:number-columns-repeated="4"/>
          <table:table-cell/>
        </table:table-row>
        <table:table-row table:style-name="ro4">
          <table:table-cell table:number-columns-repeated="2"/>
          <table:table-cell table:style-name="Default" office:value-type="string" calcext:value-type="string">
            <text:p>salah satu akarnya di iterasi ke-7 <text:span text:style-name="T2">≈</text:span> 2</text:p>
          </table:table-cell>
          <table:table-cell table:style-name="Default" table:number-columns-repeated="3"/>
          <table:table-cell/>
        </table:table-row>
      </table:table>
      <table:table table:name="secant" table:style-name="ta1">
        <table:table-column table:style-name="co10" table:default-cell-style-name="Default"/>
        <table:table-column table:style-name="co10" table:default-cell-style-name="ce13"/>
        <table:table-column table:style-name="co15" table:default-cell-style-name="ce13"/>
        <table:table-column table:style-name="co12" table:default-cell-style-name="ce13"/>
        <table:table-column table:style-name="co16" table:default-cell-style-name="ce13"/>
        <table:table-column table:style-name="co11" table:default-cell-style-name="ce13"/>
        <table:table-column table:style-name="co15" table:default-cell-style-name="ce13"/>
        <table:table-column table:style-name="co2" table:default-cell-style-name="Default"/>
        <table:table-row table:style-name="ro3">
          <table:table-cell office:value-type="string" calcext:value-type="string">
            <text:p>iterasi</text:p>
          </table:table-cell>
          <table:table-cell table:style-name="Default" office:value-type="string" calcext:value-type="string">
            <text:p>xi</text:p>
          </table:table-cell>
          <table:table-cell table:style-name="Default" office:value-type="string" calcext:value-type="string">
            <text:p>xi-1</text:p>
          </table:table-cell>
          <table:table-cell table:style-name="Default" office:value-type="string" calcext:value-type="string">
            <text:p>xi-2</text:p>
          </table:table-cell>
          <table:table-cell table:style-name="Default" office:value-type="string" calcext:value-type="string">
            <text:p>yi</text:p>
          </table:table-cell>
          <table:table-cell table:style-name="Default" office:value-type="string" calcext:value-type="string">
            <text:p>yi-1</text:p>
          </table:table-cell>
          <table:table-cell table:style-name="Default" office:value-type="string" calcext:value-type="string">
            <text:p>yi-2</text:p>
          </table:table-cell>
          <table:table-cell office:value-type="string" calcext:value-type="string">
            <text:p>|xi – xi_1|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[.C2]-([.C2]-[.D2])/([.F2]-[.G2])*[.F2]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B2]^2+[.B2]-6" office:value-type="float" office:value="-4" calcext:value-type="float">
            <text:p>-4</text:p>
          </table:table-cell>
          <table:table-cell table:formula="of:=[.C2]^2+[.C2]-6" office:value-type="float" office:value="-6" calcext:value-type="float">
            <text:p>-6</text:p>
          </table:table-cell>
          <table:table-cell table:formula="of:=[.D2]^2+[.D2]-6" office:value-type="float" office:value="24" calcext:value-type="float">
            <text:p>24</text:p>
          </table:table-cell>
          <table:table-cell table:formula="of:=ABS([.B2]-[.C2])" office:value-type="float" office:value="1" calcext:value-type="float">
            <text:p>1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[.C3]-([.C3]-[.D3])/([.F3]-[.G3])*[.F3]" office:value-type="float" office:value="3" calcext:value-type="float">
            <text:p>3</text:p>
          </table:table-cell>
          <table:table-cell table:formula="of:=[.B2]" office:value-type="float" office:value="1" calcext:value-type="float">
            <text:p>1</text:p>
          </table:table-cell>
          <table:table-cell table:formula="of:=[.C2]" office:value-type="float" office:value="0" calcext:value-type="float">
            <text:p>0</text:p>
          </table:table-cell>
          <table:table-cell table:formula="of:=[.B3]^2+[.B3]-6" office:value-type="float" office:value="6" calcext:value-type="float">
            <text:p>6</text:p>
          </table:table-cell>
          <table:table-cell table:formula="of:=[.C3]^2+[.C3]-6" office:value-type="float" office:value="-4" calcext:value-type="float">
            <text:p>-4</text:p>
          </table:table-cell>
          <table:table-cell table:formula="of:=[.D3]^2+[.D3]-6" office:value-type="float" office:value="-6" calcext:value-type="float">
            <text:p>-6</text:p>
          </table:table-cell>
          <table:table-cell table:formula="of:=ABS([.B3]-[.C3])" office:value-type="float" office:value="2" calcext:value-type="float">
            <text:p>2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[.C4]-([.C4]-[.D4])/([.F4]-[.G4])*[.F4]" office:value-type="float" office:value="1.8" calcext:value-type="float">
            <text:p>1.8</text:p>
          </table:table-cell>
          <table:table-cell table:formula="of:=[.B3]" office:value-type="float" office:value="3" calcext:value-type="float">
            <text:p>3</text:p>
          </table:table-cell>
          <table:table-cell table:formula="of:=[.C3]" office:value-type="float" office:value="1" calcext:value-type="float">
            <text:p>1</text:p>
          </table:table-cell>
          <table:table-cell table:formula="of:=[.B4]^2+[.B4]-6" office:value-type="float" office:value="-0.960000000000001" calcext:value-type="float">
            <text:p>-0.960000000000001</text:p>
          </table:table-cell>
          <table:table-cell table:formula="of:=[.C4]^2+[.C4]-6" office:value-type="float" office:value="6" calcext:value-type="float">
            <text:p>6</text:p>
          </table:table-cell>
          <table:table-cell table:formula="of:=[.D4]^2+[.D4]-6" office:value-type="float" office:value="-4" calcext:value-type="float">
            <text:p>-4</text:p>
          </table:table-cell>
          <table:table-cell table:formula="of:=ABS([.B4]-[.C4])" office:value-type="float" office:value="1.2" calcext:value-type="float">
            <text:p>1.2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[.C5]-([.C5]-[.D5])/([.F5]-[.G5])*[.F5]" office:value-type="float" office:value="1.96551724137931" calcext:value-type="float">
            <text:p>1.96551724137931</text:p>
          </table:table-cell>
          <table:table-cell table:formula="of:=[.B4]" office:value-type="float" office:value="1.8" calcext:value-type="float">
            <text:p>1.8</text:p>
          </table:table-cell>
          <table:table-cell table:formula="of:=[.C4]" office:value-type="float" office:value="3" calcext:value-type="float">
            <text:p>3</text:p>
          </table:table-cell>
          <table:table-cell table:formula="of:=[.B5]^2+[.B5]-6" office:value-type="float" office:value="-0.171224732461356" calcext:value-type="float">
            <text:p>-0.171224732461356</text:p>
          </table:table-cell>
          <table:table-cell table:formula="of:=[.C5]^2+[.C5]-6" office:value-type="float" office:value="-0.960000000000001" calcext:value-type="float">
            <text:p>-0.960000000000001</text:p>
          </table:table-cell>
          <table:table-cell table:formula="of:=[.D5]^2+[.D5]-6" office:value-type="float" office:value="6" calcext:value-type="float">
            <text:p>6</text:p>
          </table:table-cell>
          <table:table-cell table:formula="of:=ABS([.B5]-[.C5])" office:value-type="float" office:value="0.16551724137931" calcext:value-type="float">
            <text:p>0.16551724137931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[.C6]-([.C6]-[.D6])/([.F6]-[.G6])*[.F6]" office:value-type="float" office:value="2.00144717800289" calcext:value-type="float">
            <text:p>2.00144717800289</text:p>
          </table:table-cell>
          <table:table-cell table:formula="of:=[.B5]" office:value-type="float" office:value="1.96551724137931" calcext:value-type="float">
            <text:p>1.96551724137931</text:p>
          </table:table-cell>
          <table:table-cell table:formula="of:=[.C5]" office:value-type="float" office:value="1.8" calcext:value-type="float">
            <text:p>1.8</text:p>
          </table:table-cell>
          <table:table-cell table:formula="of:=[.B6]^2+[.B6]-6" office:value-type="float" office:value="0.00723798433864431" calcext:value-type="float">
            <text:p>0.00723798433864431</text:p>
          </table:table-cell>
          <table:table-cell table:formula="of:=[.C6]^2+[.C6]-6" office:value-type="float" office:value="-0.171224732461356" calcext:value-type="float">
            <text:p>-0.171224732461356</text:p>
          </table:table-cell>
          <table:table-cell table:formula="of:=[.D6]^2+[.D6]-6" office:value-type="float" office:value="-0.960000000000001" calcext:value-type="float">
            <text:p>-0.960000000000001</text:p>
          </table:table-cell>
          <table:table-cell table:formula="of:=ABS([.B6]-[.C6])" office:value-type="float" office:value="0.0359299366235841" calcext:value-type="float">
            <text:p>0.0359299366235841</text:p>
          </table:table-cell>
        </table:table-row>
        <table:table-row table:style-name="ro3">
          <table:table-cell table:style-name="ce13" office:value-type="float" office:value="6" calcext:value-type="float">
            <text:p>6</text:p>
          </table:table-cell>
          <table:table-cell table:formula="of:=[.C7]-([.C7]-[.D7])/([.F7]-[.G7])*[.F7]" office:value-type="float" office:value="1.99998995308089" calcext:value-type="float">
            <text:p>1.99998995308089</text:p>
          </table:table-cell>
          <table:table-cell table:formula="of:=[.B6]" office:value-type="float" office:value="2.00144717800289" calcext:value-type="float">
            <text:p>2.00144717800289</text:p>
          </table:table-cell>
          <table:table-cell table:formula="of:=[.C6]" office:value-type="float" office:value="1.96551724137931" calcext:value-type="float">
            <text:p>1.96551724137931</text:p>
          </table:table-cell>
          <table:table-cell table:formula="of:=[.B7]^2+[.B7]-6" office:value-type="float" office:value="-0.0000502344946209377" calcext:value-type="float">
            <text:p>-5.02344946209377E-05</text:p>
          </table:table-cell>
          <table:table-cell table:formula="of:=[.C7]^2+[.C7]-6" office:value-type="float" office:value="0.00723798433864431" calcext:value-type="float">
            <text:p>0.00723798433864431</text:p>
          </table:table-cell>
          <table:table-cell table:formula="of:=[.D7]^2+[.D7]-6" office:value-type="float" office:value="-0.171224732461356" calcext:value-type="float">
            <text:p>-0.171224732461356</text:p>
          </table:table-cell>
          <table:table-cell table:formula="of:=ABS([.B7]-[.C7])" office:value-type="float" office:value="0.00145722492200662" calcext:value-type="float">
            <text:p>0.0014572249220066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[.C8]-([.C8]-[.D8])/([.F8]-[.G8])*[.F8]" office:value-type="float" office:value="1.9999999970929" calcext:value-type="float">
            <text:p>1.9999999970929</text:p>
          </table:table-cell>
          <table:table-cell table:formula="of:=[.B7]" office:value-type="float" office:value="1.99998995308089" calcext:value-type="float">
            <text:p>1.99998995308089</text:p>
          </table:table-cell>
          <table:table-cell table:formula="of:=[.C7]" office:value-type="float" office:value="2.00144717800289" calcext:value-type="float">
            <text:p>2.00144717800289</text:p>
          </table:table-cell>
          <table:table-cell table:formula="of:=[.B8]^2+[.B8]-6" office:value-type="float" office:value="-0.0000000145355016911708" calcext:value-type="float">
            <text:p>-1.45355016911708E-08</text:p>
          </table:table-cell>
          <table:table-cell table:formula="of:=[.C8]^2+[.C8]-6" office:value-type="float" office:value="-0.0000502344946209377" calcext:value-type="float">
            <text:p>-5.02344946209377E-05</text:p>
          </table:table-cell>
          <table:table-cell table:formula="of:=[.D8]^2+[.D8]-6" office:value-type="float" office:value="0.00723798433864431" calcext:value-type="float">
            <text:p>0.00723798433864431</text:p>
          </table:table-cell>
          <table:table-cell table:formula="of:=ABS([.B8]-[.C8])" office:value-type="float" office:value="0.0000100440120118783" calcext:value-type="float">
            <text:p>1.00440120118783E-05</text:p>
          </table:table-cell>
        </table:table-row>
        <table:table-row table:style-name="ro3">
          <table:table-cell/>
          <table:table-cell table:style-name="Default" table:number-columns-repeated="6"/>
          <table:table-cell/>
        </table:table-row>
        <table:table-row table:style-name="ro4">
          <table:table-cell/>
          <table:table-cell table:style-name="Default"/>
          <table:table-cell table:style-name="Default" office:value-type="string" calcext:value-type="string">
            <text:p>salah satu akarnya di iterasi ke-7 <text:span text:style-name="T2">≈ 2</text:span> </text:p>
          </table:table-cell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AR PL SungtiL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Arial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5">00/00/0000</text:date>, <text:time style:data-style-name="N2" text:time-value="14:09:43.5131361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4T11:12:55.473540445</meta:creation-date>
    <dc:date>2023-08-25T15:14:59.828231230</dc:date>
    <meta:editing-duration>PT2H1M15S</meta:editing-duration>
    <meta:editing-cycles>2</meta:editing-cycles>
    <meta:generator>LibreOffice/7.6.0.3$Linux_X86_64 LibreOffice_project/60$Build-3</meta:generator>
    <meta:document-statistic meta:table-count="5" meta:cell-count="271" meta:object-count="0"/>
  </office:meta>
</office:document-meta>
</file>